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A4000001A48330C44903AA7970.png" manifest:media-type="image/png"/>
  <manifest:file-entry manifest:full-path="Pictures/10000201000009C4000009C41F186068C7C37A7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6"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13" style:family="paragraph">
      <loext:graphic-properties draw:fill="none"/>
      <style:paragraph-properties fo:line-height="115%" fo:text-align="start" style:writing-mode="lr-tb" style:font-independent-line-spacing="true"/>
      <style:text-properties fo:font-size="18pt" fo:background-color="transparent"/>
    </style:style>
    <style:style style:name="P14"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15"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13" style:family="text">
      <style:text-properties fo:font-variant="normal" fo:text-transform="none" fo:color="#434343"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14"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8"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2 – Advanced Bash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text:span text:style-name="T6">https://github.com/gtaffoni/Learn-Python/blob/master/Lectures/ShellLecture01.pdf</text:span></text:p>
            <text:p><text:span text:style-name="T6">https://github.com/gtaffoni/Learn-Python/blob/master/Lectures/ShellLecture02.pdf</text:span></text:p>
            <text:p><text:span text:style-name="T6">https://github.com/bertocco/bash_lectures</text:span></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1.212cm" svg:height="2.286cm" svg:x="0cm" svg:y="-0.0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5.126cm" svg:height="14.84cm" svg:x="0cm" svg:y="3.68cm" presentation:class="outline" presentation:user-transformed="true">
          <draw:text-box>
            <text:list text:style-name="L2">
              <text:list-header>
                <text:p text:style-name="P9"><text:span text:style-name="T7">For searching for a pattern in one or more files, use the grep series of commands. The grep commands search for a string in the specified files and display the output on standard output.</text:span></text:p>
                <text:p text:style-name="P9"><text:span text:style-name="T7"/></text:p>
              </text:list-header>
            </text:list>
          </draw:text-box>
        </draw:fram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0" draw:layer="layout" svg:width="25.126cm" svg:height="14.84cm" svg:x="0cm" svg:y="2.08cm" presentation:class="outline" presentation:user-transformed="true">
          <draw:text-box>
            <text:list text:style-name="L2">
              <text:list-header>
                <text:p text:style-name="P9"><text:span text:style-name="T8">`</text:span><text:span text:style-name="T9">egrep</text:span><text:span text:style-name="T8">` extended version of grep command. This command searches for a specified pattern in one or more files and displays the output to standard output. The pattern can be a regular expression to match any single character.</text:span></text:p>
              </text:list-header>
            </text:list>
            <text:p text:style-name="P11"><text:span text:style-name="T10">*</text:span><text:span text:style-name="T7"> </text:span><text:span text:style-name="T11">to match one or more single characters that precede the asterisk.</text:span></text:p>
            <text:p text:style-name="P11"><text:span text:style-name="T12">^</text:span><text:span text:style-name="T11"> to match the regular expression at the beginning of a line.</text:span></text:p>
            <text:p text:style-name="P11"><text:span text:style-name="T12">$</text:span><text:span text:style-name="T11"> to match the regular expression at the end of a line.</text:span></text:p>
            <text:p text:style-name="P11"><text:span text:style-name="T12">+</text:span><text:span text:style-name="T11"> to match one or more occurrences of a preceding regular expression.</text:span></text:p>
            <text:p text:style-name="P11"><text:span text:style-name="T12">?</text:span><text:span text:style-name="T11"> to match zero or more occurrences of a preceding regular expression.</text:span></text:p>
            <text:p text:style-name="P11"><text:span text:style-name="T12">[ ]</text:span><text:span text:style-name="T11"> to match any of the characters specified within the brackets.</text:span></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_5f_" presentation:presentation-page-layout-name="AL2T11">
        <office:forms form:automatic-focus="false" form:apply-design-mode="fals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0" draw:layer="layout" svg:width="25.126cm" svg:height="14.84cm" svg:x="0cm" svg:y="2.904cm" presentation:class="outline" presentation:user-transformed="true">
          <draw:text-box>
            <text:list text:style-name="L2">
              <text:list-header>
                <text:p text:style-name="P9"><text:span text:style-name="T11">Let us assume that we have a file called file1 whose contents are shown below using the more command:</text:span></text:p>
              </text:list-header>
            </text:list>
            <text:p text:style-name="P9"><text:span text:style-name="T13">more file1</text:span></text:p>
            <text:p text:style-name="P9"><text:span text:style-name="T13">***** <text:s/>This file is a dummy file *****</text:span></text:p>
            <text:p text:style-name="P9"><text:span text:style-name="T13">which has been created</text:span></text:p>
            <text:p text:style-name="P9"><text:span text:style-name="T13">to run a test for egrep</text:span></text:p>
            <text:p text:style-name="P9"><text:span text:style-name="T13">grep series of commands are used by the following types of people</text:span></text:p>
            <text:p text:style-name="P9"><text:span text:style-name="T13"><text:s text:c="3"/></text:span><text:span text:style-name="T13">programmers</text:span></text:p>
            <text:p text:style-name="P9"><text:span text:style-name="T13"><text:s text:c="3"/></text:span><text:span text:style-name="T13">end users</text:span></text:p>
            <text:p text:style-name="P9"><text:span text:style-name="T13">Believe it or not, grep series of commands are used by pros and novices alike</text:span></text:p>
            <text:p text:style-name="P9"><text:span text:style-name="T13">***** <text:s/>THIS FILE IS A DUMMY FILE *****</text:span></text:p>
          </draw:text-box>
        </draw:frame>
        <presentation:notes draw:style-name="dp2">
          <draw:page-thumbnail draw:name="Google Shape;137;g43a2041c0c_0_9:notes" draw:style-name="gr3" draw:layer="layout" svg:width="12.7cm" svg:height="9.524cm" svg:x="3.175cm" svg:y="1.904cm" draw:page-number="5"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 draw:style-name="dp3" draw:master-page-name="OBJECT_5f_" presentation:presentation-page-layout-name="AL2T11">
        <office:forms form:automatic-focus="false" form:apply-design-mode="false"/>
        <draw:frame draw:name="Google Shape;140;p29" presentation:style-name="pr6" draw:text-style-name="P10" draw:layer="layout" svg:width="24.123cm" svg:height="14.84cm" svg:x="0cm" svg:y="2.697cm" presentation:class="outline" presentation:user-transformed="true">
          <draw:text-box>
            <text:list text:style-name="L3">
              <text:list-item>
                <text:p text:style-name="P9"><text:span text:style-name="T14">If you are just interested in finding the number of lines in which the specified pattern occurs, use the -c flag as in the following command:</text:span></text:p>
              </text:list-item>
            </text:list>
            <text:p text:style-name="P9"><text:span text:style-name="T14"><text:s text:c="5"/></text:span><text:span text:style-name="T14">egrep -i -c dummy file1</text:span></text:p>
            <text:list text:continue-numbering="true" text:style-name="L3">
              <text:list-item>
                <text:p text:style-name="P9"><text:span text:style-name="T14">If you want to get a list of all lines that do not contain the specified pattern, use the -v flag as in the following command:</text:span></text:p>
              </text:list-item>
            </text:list>
            <text:p text:style-name="P9"><text:span text:style-name="T14"><text:s text:c="5"/></text:span><text:span text:style-name="T14">egrep -i -v dummy file1</text:span></text:p>
            <text:list text:continue-numbering="true" text:style-name="L3">
              <text:list-item>
                <text:p text:style-name="P9"><text:span text:style-name="T14">If you are interested in searching for a pattern that you want to search as a word, use the -w flag as in the following command:</text:span></text:p>
              </text:list-item>
            </text:list>
            <text:p text:style-name="P9"><text:span text:style-name="T14"><text:s text:c="6"/></text:span><text:span text:style-name="T14">egrep -w grep file1</text:span></text:p>
            <text:p text:style-name="P9"><text:span text:style-name="T7"/></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8"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6"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7" draw:style-name="dp3" draw:master-page-name="OBJECT_5f_" presentation:presentation-page-layout-name="AL2T11">
        <office:forms form:automatic-focus="false" form:apply-design-mode="false"/>
        <draw:frame draw:name="Google Shape;140;p29" presentation:style-name="pr6" draw:text-style-name="P10" draw:layer="layout" svg:width="24.123cm" svg:height="14.84cm" svg:x="0cm" svg:y="2.697cm" presentation:class="outline" presentation:user-transformed="true">
          <draw:text-box>
            <text:list text:style-name="L3">
              <text:list-item>
                <text:p text:style-name="P9"><text:span text:style-name="T15">If you want to find all occurrences of dummy, use the following command:</text:span></text:p>
              </text:list-item>
            </text:list>
            <text:p text:style-name="P9"><text:span text:style-name="T15">egrep dummy file1</text:span></text:p>
            <text:p text:style-name="P9"><text:span text:style-name="T15">***** <text:s/>This file is a dummy file *****</text:span></text:p>
            <text:list text:continue-numbering="true" text:style-name="L3">
              <text:list-item>
                <text:p text:style-name="P9"><text:span text:style-name="T15">If you want to find all occurrences of dummy, irrespective of the case, use the -i flag as in the following command:</text:span></text:p>
              </text:list-item>
            </text:list>
            <text:p text:style-name="P9"><text:span text:style-name="T15">egrep -i dummy file1</text:span></text:p>
            <text:p text:style-name="P9"><text:span text:style-name="T15">***** <text:s/>This file is a dummy file *****</text:span></text:p>
            <text:p text:style-name="P9"><text:span text:style-name="T15">***** <text:s/>THIS FILE IS A DUMMY FILE *****</text:span></text:p>
            <text:list text:continue-numbering="true" text:style-name="L3">
              <text:list-item>
                <text:p text:style-name="P9"><text:span text:style-name="T15">If you want to display the relative line number of the line that contains the pattern being searched, use the -n flag as in the following command:</text:span></text:p>
              </text:list-item>
            </text:list>
            <text:p text:style-name="P9"><text:span text:style-name="T15">egrep -i -n dummy file1</text:span></text:p>
            <text:p text:style-name="P9"><text:span text:style-name="T15">1:***** <text:s/>This file is a dummy file *****</text:span></text:p>
            <text:p text:style-name="P9"><text:span text:style-name="T15">8:***** <text:s/>THIS FILE IS A DUMMY FILE *****</text:span></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7"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10" draw:layer="layout" svg:width="24.123cm" svg:height="14.84cm" svg:x="1.003cm" svg:y="3.042cm" presentation:class="outline" presentation:user-transformed="true">
          <draw:text-box>
            <text:p text:style-name="P9"><text:span text:style-name="T7">Bash has more configuration startup files.</text:span></text:p>
            <text:p text:style-name="P9"><text:span text:style-name="T7">They are executed at bash start-up time.</text:span></text:p>
            <text:p text:style-name="P9"><text:span text:style-name="T7">The files and sequence of the files executed differ from the type of shell. Shell can be:</text:span></text:p>
            <text:p text:style-name="P9"><text:span text:style-name="T7"/></text:p>
            <text:list text:style-name="L2">
              <text:list-item>
                <text:p text:style-name="P9"><text:span text:style-name="T7">Interactive</text:span></text:p>
              </text:list-item>
              <text:list-item>
                <text:p text:style-name="P9"><text:span text:style-name="T7">Non-interactive</text:span></text:p>
              </text:list-item>
              <text:list-item>
                <text:p text:style-name="P9"><text:span text:style-name="T7">Login shell </text:span></text:p>
              </text:list-item>
              <text:list-item>
                <text:p text:style-name="P9"><text:span text:style-name="T7">Non-login shel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12" draw:layer="layout" svg:width="26.13cm" svg:height="14.84cm" svg:x="-0.731cm" svg:y="2.185cm" presentation:class="outline" presentation:user-transformed="true">
          <draw:text-box>
            <text:list text:style-name="L2">
              <text:list-item>
                <text:p text:style-name="P9"><text:span text:style-name="T16">Interactive</text:span><text:span text:style-name="T17">: means that the commands are run with user-interaction from keyboard. E.g. the shell can prompt the user to enter input.</text:span></text:p>
              </text:list-item>
              <text:list-item>
                <text:p text:style-name="P9"><text:span text:style-name="T16">Non-interactive</text:span><text:span text:style-name="T17">: the shell is probably run from an automated process so it can't assume if can request input or that someone will see the output. E.g Maybe it is best to write output to a log-file.</text:span></text:p>
              </text:list-item>
              <text:list-item>
                <text:p text:style-name="P9"><text:span text:style-name="T16">Login</text:span><text:span text:style-name="T17">: shell is run as part of the login of the user to the system. Typically used to do any configuration that a user needs/wants to establish his work-environment.</text:span></text:p>
              </text:list-item>
              <text:list-item>
                <text:p text:style-name="P9"><text:span text:style-name="T16">Non-login</text:span><text:span text:style-name="T17">: any other shell run by the user after logging on, or which is run by any automated process not coupled to a logged in user.</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3" draw:layer="layout" svg:width="25.126cm" svg:height="15.191cm" svg:x="0cm" svg:y="2.691cm" presentation:class="outline" presentation:user-transformed="true">
          <draw:text-box>
            <text:p text:style-name="P9"><text:span text:style-name="T15"><text:a xlink:href="http://www.gnu.org/software/bash/manual/html_node/Bash-Startup-Files.html" xlink:type="simple">http://www.gnu.org/software/bash/manual/html_node/Bash-Startup-Files.html</text:a></text:span></text:p>
            <text:list text:style-name="L2">
              <text:list-item>
                <text:p text:style-name="P9"><text:span text:style-name="T18">Interactive</text:span><text:span text:style-name="T8"> login shell, or with </text:span><text:span text:style-name="T18">–login</text:span><text:span text:style-name="T8">:</text:span></text:p>
              </text:list-item>
            </text:list>
            <text:p text:style-name="P9"><text:span text:style-name="T8">/etc/profile, if that file exists </text:span></text:p>
            <text:p text:style-name="P9"><text:span text:style-name="T18">~/.bash_profile</text:span><text:span text:style-name="T8">, </text:span></text:p>
            <text:p text:style-name="P9"><text:span text:style-name="T18">~/.bash_login</text:span></text:p>
            <text:p text:style-name="P9"><text:span text:style-name="T18">~/.profile</text:span><text:span text:style-name="T8">, in that order, and reads and executes </text:span></text:p>
            <text:p text:style-name="P9"><text:span text:style-name="T8"><text:s text:c="3"/></text:span><text:span text:style-name="T8">--noprofile option may be used to inhibit this behavior.</text:span></text:p>
            <text:p text:style-name="P9"><text:span text:style-name="T19"/></text:p>
            <text:p text:style-name="P9"><text:span text:style-name="T8">When an interactive login shell exits, or a non-interactive login shell executes the exit builtin command, Bash reads and executes commands from the file </text:span><text:span text:style-name="T18">~/.bash_logout</text:span><text:span text:style-name="T8">, if it exists.</text:span></text:p>
            <text:p text:style-name="P9"><text:span text:style-name="T8"/></text:p>
            <text:p text:style-name="P9"><text:span text:style-name="T8">Invoked as an interactive non-login shell</text:span></text:p>
            <text:p text:style-name="P9"><text:span text:style-name="T8">When an interactive shell that is not a login shell is started, Bash reads and executes commands from ~/.bashrc, if that file exists. This may be inhibited by using the --norc option. The --rcfile file option will force Bash to read and execute commands from file instead of ~/.bashrc.</text:span></text:p>
            <text:p text:style-name="P9"><text:span text:style-name="T8"/></text:p>
            <text:p text:style-name="P9"><text:span text:style-name="T8">So, typically, your ~/.bash_profile contains the line</text:span></text:p>
            <text:p text:style-name="P9"><text:span text:style-name="T8"/></text:p>
            <text:p text:style-name="P9"><text:span text:style-name="T8">if [ -f ~/.bashrc ]; then . ~/.bashrc; fi</text:span></text:p>
            <text:p text:style-name="P9"><text:span text:style-name="T8">after (or before) any login-specific initializations.</text:span></text:p>
            <text:p text:style-name="P9"><text:span text:style-name="T8"/></text:p>
            <text:p text:style-name="P9"><text:span text:style-name="T8">Invoked non-interactively</text:span></text:p>
            <text:p text:style-name="P9"><text:span text:style-name="T8">When Bash is started non-interactively, to run a shell script, for example, it looks for the variable BASH_ENV in the environment, expands its value if it appears there, and uses the expanded value as the name of a file to read and execute. Bash behaves as if the following command were executed:</text:span></text:p>
            <text:p text:style-name="P9"><text:span text:style-name="T8"/></text:p>
            <text:p text:style-name="P9"><text:span text:style-name="T8">if [ -n "$BASH_ENV" ]; then . "$BASH_ENV"; fi</text:span></text:p>
            <text:p text:style-name="P9"><text:span text:style-name="T8">but the value of the PATH variable is not used to search for the filename.</text:span></text:p>
            <text:p text:style-name="P9"><text:span text:style-name="T8"/></text:p>
            <text:p text:style-name="P9"><text:span text:style-name="T8">As noted above, if a non-interactive shell is invoked with the --login option, Bash attempts to read and execute commands from the login shell startup files.</text:span></text:p>
            <text:p text:style-name="P9"><text:span text:style-name="T8"/></text:p>
            <text:p text:style-name="P9"><text:span text:style-name="T8"/></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startup fi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13" draw:layer="layout" svg:width="25.126cm" svg:height="15.191cm" svg:x="0cm" svg:y="2.691cm" presentation:class="outline" presentation:user-transformed="true">
          <draw:text-box>
            <text:p text:style-name="P9"><text:span text:style-name="T15"><text:a xlink:href="http://www.gnu.org/software/bash/manual/html_node/Bash-Startup-Files.html" xlink:type="simple">http://www.gnu.org/software/bash/manual/html_node/Bash-Startup-Files.html</text:a></text:span></text:p>
            <text:list text:style-name="L2">
              <text:list-item>
                <text:p text:style-name="P9"><text:span text:style-name="T18">interactive</text:span><text:span text:style-name="T8"> non-login shell</text:span></text:p>
              </text:list-item>
            </text:list>
            <text:p text:style-name="P9"><text:span text:style-name="T17">[Example: when you open a new terminal window by pressing Ctrl+Alt+T, or just open a new terminal tab.]</text:span></text:p>
            <text:p text:style-name="P9"><text:span text:style-name="T8">bash reads and executes commands from </text:span></text:p>
            <text:p text:style-name="P9"><text:span text:style-name="T18">~/.bashrc</text:span><text:span text:style-name="T8">, if that file exists. </text:span></text:p>
            <text:p text:style-name="P9"><text:span text:style-name="T8"><text:s text:c="3"/></text:span><text:span text:style-name="T8">--norc option ti inhibit this behaviour. </text:span></text:p>
            <text:p text:style-name="P9"><text:span text:style-name="T8"><text:s text:c="3"/></text:span><text:span text:style-name="T8">--rcfile file option will force Bash to read and execute <text:s text:c="8"/>commands from file instead of ~/.bashrc.</text:span></text:p>
            <text:p text:style-name="P9"><text:span text:style-name="T8">So, typically, your ~/.bash_profile contains the line</text:span></text:p>
            <text:p text:style-name="P9"><text:span text:style-name="T8">if [ -f ~/.bashrc ]; then . ~/.bashrc; fi</text:span></text:p>
            <text:p text:style-name="P9"><text:span text:style-name="T8">after (or before) any login-specific initialization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startup fi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13" draw:layer="layout" svg:width="25.126cm" svg:height="15.191cm" svg:x="0cm" svg:y="2.291cm" presentation:class="outline" presentation:user-transformed="true">
          <draw:text-box>
            <text:p text:style-name="P9"><text:span text:style-name="T11"><text:a xlink:href="http://www.gnu.org/software/bash/manual/html_node/Bash-Startup-Files.html" xlink:type="simple">http://www.gnu.org/software/bash/manual/html_node/Bash-Startup-Files.html</text:a></text:span></text:p>
            <text:list text:style-name="L2">
              <text:list-item>
                <text:p text:style-name="P9"><text:span text:style-name="T20">Invoked non-interactively</text:span></text:p>
              </text:list-item>
            </text:list>
            <text:p text:style-name="P9"><text:span text:style-name="T11">[Example: to run a shell script] </text:span></text:p>
            <text:p text:style-name="P9"><text:span text:style-name="T11">bash looks for the variable BASH_ENV in the environment, expands its value if it appears there, and uses the expanded value as the name of a file to read and execute. Bash behaves as if the following command were executed:</text:span></text:p>
            <text:p text:style-name="P9"><text:span text:style-name="T11">if [ -n "$BASH_ENV" ]; then . "$BASH_ENV"; fi</text:span></text:p>
            <text:p text:style-name="P9"><text:span text:style-name="T11">but the value of the PATH variable is not used to search for the filename.</text:span></text:p>
            <text:p text:style-name="P9"><text:span text:style-name="T11">If a non-interactive shell is invoked with the --login option, Bash attempts to read and execute commands from the login shell startup files.</text:span></text:p>
            <text:p text:style-name="P9"><text:span text:style-name="T8"/></text:p>
            <text:p text:style-name="P9"><text:span text:style-name="T8"/></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 startup file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14" draw:layer="layout" svg:width="25.126cm" svg:height="14.334cm" svg:x="0cm" svg:y="2.148cm" presentation:class="outline" presentation:user-transformed="true">
          <draw:text-box>
            <text:p text:style-name="P9"><text:span text:style-name="T11">$ cat .profile</text:span></text:p>
            <text:p text:style-name="P9"><text:span text:style-name="T11"># ~/.profile: executed by the command interpreter for login shells.</text:span></text:p>
            <text:p text:style-name="P9"><text:span text:style-name="T11"># This file is not read by bash(1), if ~/.bash_profile or</text:span></text:p>
            <text:p text:style-name="P9"><text:span text:style-name="T11"># ~/.bash_login exists.</text:span></text:p>
            <text:p text:style-name="P9"><text:span text:style-name="T11"/></text:p>
            <text:p text:style-name="P9"><text:span text:style-name="T11"># if running bash</text:span></text:p>
            <text:p text:style-name="P9"><text:span text:style-name="T11">if [ -n "$BASH_VERSION" ]; then</text:span></text:p>
            <text:p text:style-name="P9"><text:span text:style-name="T11"><text:s text:c="4"/></text:span><text:span text:style-name="T11"># include .bashrc if it exists</text:span></text:p>
            <text:p text:style-name="P9"><text:span text:style-name="T11"><text:s text:c="4"/></text:span><text:span text:style-name="T11">if [ -f "$HOME/.bashrc" ]; then</text:span></text:p>
            <text:p text:style-name="P9"><text:span text:style-name="T11">. "$HOME/.bashrc"</text:span></text:p>
            <text:p text:style-name="P9"><text:span text:style-name="T11"><text:s text:c="4"/></text:span><text:span text:style-name="T11">fi</text:span></text:p>
            <text:p text:style-name="P9"><text:span text:style-name="T11">fi</text:span></text:p>
            <text:p text:style-name="P9"><text:span text:style-name="T11"># set PATH so it includes user's private bin directories</text:span></text:p>
            <text:p text:style-name="P9"><text:span text:style-name="T11">PATH="$HOME/bin:$HOME/.local/bin:$PATH"</text:span></text:p>
            <text:p text:style-name="P9"><text:span text:style-name="T11"/></text:p>
            <text:p text:style-name="P9"><text:span text:style-name="T11"/></text:p>
          </draw:text-box>
        </draw:frame>
        <draw:frame draw:name="Google Shape;141;p29" presentation:style-name="pr3" draw:text-style-name="P6" draw:layer="layout" svg:width="25.399cm" svg:height="2.286cm" svg:x="0cm" svg:y="0.099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Set user’s PATH environment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13" draw:layer="layout" svg:width="25.126cm" svg:height="14.84cm" svg:x="0cm" svg:y="3.042cm" presentation:class="outline" presentation:user-transformed="true">
          <draw:text-box>
            <text:p text:style-name="P9"><text:span text:style-name="T8">User specific, hidden by default.</text:span></text:p>
            <text:p text:style-name="P9"><text:span text:style-name="T8"/></text:p>
            <text:p text:style-name="P9"><text:span text:style-name="T8">~/.bashrc</text:span></text:p>
            <text:p text:style-name="P9"><text:span text:style-name="T8">If not there simply create one.</text:span></text:p>
            <text:p text:style-name="P9"><text:span text:style-name="T8"/></text:p>
            <text:p text:style-name="P9"><text:span text:style-name="T8">System wide:</text:span></text:p>
            <text:p text:style-name="P9"><text:span text:style-name="T8"/></text:p>
            <text:p text:style-name="P9"><text:span text:style-name="T8">/etc/bash.bashrc</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bashrc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21">Several commands that display the status of various parts of the system. These commands can be used to monitor the system status at any point in tim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15" draw:layer="layout" svg:width="25.126cm" svg:height="16.008cm" svg:x="0.274cm" svg:y="2.285cm" presentation:class="outline" presentation:user-transformed="true">
          <draw:text-box>
            <text:p text:style-name="P11"><text:span text:style-name="T22">`date` command to display the current date and time in a specified format. If you are root user, use the date command to set the system date.</text:span></text:p>
            <text:p text:style-name="P11"><text:span text:style-name="T22">To display the date and time, you must specify a + (plus) sign followed by the format. The format can be as follows:</text:span></text:p>
            <text:p text:style-name="P11"><text:span text:style-name="T22">%A to display date complete with weekday name.</text:span></text:p>
            <text:p text:style-name="P11"><text:span text:style-name="T22">%b or %h to display short month name.</text:span></text:p>
            <text:p text:style-name="P11"><text:span text:style-name="T22">%B to display complete month name.</text:span></text:p>
            <text:p text:style-name="P11"><text:span text:style-name="T22">%c to display default date and time representation.</text:span></text:p>
            <text:p text:style-name="P11"><text:span text:style-name="T22">%d to display the day of the month as a number from 1 through 31.</text:span></text:p>
            <text:p text:style-name="P11"><text:span text:style-name="T22">%D to display the date in mm/dd/yy format.</text:span></text:p>
            <text:p text:style-name="P11"><text:span text:style-name="T22">%H to display the hour as a number from 00 through 23.</text:span></text:p>
            <text:p text:style-name="P11"><text:span text:style-name="T22">%I to display the hour as a number from 00 through 12.</text:span></text:p>
            <text:p text:style-name="P11"><text:span text:style-name="T22">%j to display the day of year as a number from 1 through 366.</text:span></text:p>
            <text:p text:style-name="P11"><text:span text:style-name="T22">%m to display the month as a number from 1 through 12.</text:span></text:p>
            <text:p text:style-name="P11"><text:span text:style-name="T22">%M to display the minutes as a number from 0 through 59.</text:span></text:p>
            <text:p text:style-name="P11"><text:span text:style-name="T22">%p to display AM or PM appropriately.</text:span></text:p>
            <text:p text:style-name="P11"><text:span text:style-name="T22">%r to display 12-hour clock time (01-12) using the AM-PM notation.</text:span></text:p>
            <text:p text:style-name="P11"><text:span text:style-name="T22">%S to display the seconds as a number from 0 through 59.</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15" draw:layer="layout" svg:width="25.126cm" svg:height="16.008cm" svg:x="0.274cm" svg:y="2.285cm" presentation:class="outline" presentation:user-transformed="true">
          <draw:text-box>
            <text:p text:style-name="P11"><text:span text:style-name="T22">Other format flags:</text:span></text:p>
            <text:p text:style-name="P11"><text:span text:style-name="T22">%T to display the time in hh:mm:ss format for 24 hour clock.</text:span></text:p>
            <text:p text:style-name="P11"><text:span text:style-name="T22">%U to display the week number of the year as a number from 1 through 53 counting Sunday as first day of the week.</text:span></text:p>
            <text:p text:style-name="P11"><text:span text:style-name="T22">%w to display the day of the week as a number from 0 through 6 with Sunday counted as 0.</text:span></text:p>
            <text:p text:style-name="P11"><text:span text:style-name="T22">%W to display the week number of the year as a number from 1 through 53 counting Monday as first day of the week.</text:span></text:p>
            <text:p text:style-name="P11"><text:span text:style-name="T22">%x to display the default date format.</text:span></text:p>
            <text:p text:style-name="P11"><text:span text:style-name="T22">%X to display the time format.</text:span></text:p>
            <text:p text:style-name="P11"><text:span text:style-name="T22">%y to display the last two digits of the year from 00 through 99.</text:span></text:p>
            <text:p text:style-name="P11"><text:span text:style-name="T22">%Y to display the year with century as a decimal number.</text:span></text:p>
            <text:p text:style-name="P11"><text:span text:style-name="T22">%Z to display the time-zone name, if available.</text:span></text:p>
            <text:p text:style-name="P11"><text:span text:style-name="T22"/></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15" draw:layer="layout" svg:width="25.126cm" svg:height="16.008cm" svg:x="0.274cm" svg:y="2.285cm" presentation:class="outline" presentation:user-transformed="true">
          <draw:text-box>
            <text:p text:style-name="P11"><text:span text:style-name="T22">Try some example of `date` command usage with different display of day, month, year</text:span></text:p>
            <text:list text:style-name="L2">
              <text:list-item>
                <text:p text:style-name="P11"><text:span text:style-name="T22">If you want to display the date without formatting, use date without any formatting descriptor as follows:</text:span></text:p>
              </text:list-item>
            </text:list>
            <text:p text:style-name="P11"><text:span text:style-name="T22">date</text:span></text:p>
            <text:p text:style-name="P11"><text:span text:style-name="T22">Sat Dec <text:s/>7 11:50:59 EST 1996</text:span></text:p>
            <text:list text:continue-numbering="true" text:style-name="L2">
              <text:list-item>
                <text:p text:style-name="P11"><text:span text:style-name="T22">If you want to display only the date in mm/dd/yy format, use the following commands:</text:span></text:p>
              </text:list-item>
            </text:list>
            <text:p text:style-name="P11"><text:span text:style-name="T22">date +%m/%d/%y</text:span></text:p>
            <text:p text:style-name="P11"><text:span text:style-name="T22">12/07/96</text:span></text:p>
            <text:list text:continue-numbering="true" text:style-name="L2">
              <text:list-item>
                <text:p text:style-name="P11"><text:span text:style-name="T22">If you want to format the date in yy/mm/dd format and time in hh:mm:ss format, use the following command:</text:span></text:p>
              </text:list-item>
            </text:list>
            <text:p text:style-name="P11"><text:span text:style-name="T22">date "+%y/%m/%d %H:%M:%S"</text:span></text:p>
            <text:p text:style-name="P11"><text:span text:style-name="T22">96/12/07 11:57:27</text:span></text:p>
            <text:list text:continue-numbering="true" text:style-name="L2">
              <text:list-item>
                <text:p text:style-name="P11"><text:span text:style-name="T22">Following is another way of formatting the date:</text:span></text:p>
              </text:list-item>
            </text:list>
            <text:p text:style-name="P11"><text:span text:style-name="T22">date +%A","%B" "%d","%Y</text:span></text:p>
            <text:p text:style-name="P11"><text:span text:style-name="T22">Sunday,December 15,1996</text:span></text:p>
            <text:p text:style-name="P11"><text:span text:style-name="T22"/></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20.848cm" svg:height="2.286cm" svg:x="0cm" svg:y="0.099cm">
          <text:p text:style-name="P3"><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office:forms form:automatic-focus="false" form:apply-design-mode="false"/>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Advanced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Advanced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1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Advanced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1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1-22T17:14:12.810573722</dc:date>
    <meta:editing-duration>P1DT6H49M11S</meta:editing-duration>
    <meta:editing-cycles>146</meta:editing-cycles>
    <meta:document-statistic meta:object-count="143"/>
  </office:meta>
</office:document-meta>
</file>